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2799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1" office:value-type="string">
            <text:p>Lines</text:p>
          </table:table-cell>
          <table:table-cell table:style-name="ce1" office:value-type="string">
            <text:p>Slowness</text:p>
          </table:table-cell>
          <table:table-cell table:style-name="ce1" office:value-type="string">
            <text:p>Speed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handlebars</text:p>
          </table:table-cell>
          <table:table-cell office:value-type="float" office:value="1">
            <text:p>1</text:p>
          </table:table-cell>
          <table:table-cell office:value-type="float" office:value="1">
            <text:p>1.0000</text:p>
          </table:table-cell>
          <table:table-cell table:formula="of:=1/[.C3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.0000</text:p>
          </table:table-cell>
          <table:table-cell table:formula="of:=1/[.C4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">
            <text:p>1.0000</text:p>
          </table:table-cell>
          <table:table-cell table:formula="of:=1/[.C5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">
            <text:p>1.0000</text:p>
          </table:table-cell>
          <table:table-cell table:formula="of:=1/[.C6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">
            <text:p>1.0000</text:p>
          </table:table-cell>
          <table:table-cell table:formula="of:=1/[.C7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office:value-type="string">
            <text:p>erb shortcut</text:p>
          </table:table-cell>
          <table:table-cell office:value-type="float" office:value="1">
            <text:p>1</text:p>
          </table:table-cell>
          <table:table-cell office:value-type="float" office:value="1.69857981574954">
            <text:p>1.6986</text:p>
          </table:table-cell>
          <table:table-cell table:formula="of:=1/[.C9]" office:value-type="float" office:value="0.588727118224188">
            <text:p>0.58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34139149368427">
            <text:p>1.3414</text:p>
          </table:table-cell>
          <table:table-cell table:formula="of:=1/[.C10]" office:value-type="float" office:value="0.74549451424759">
            <text:p>0.74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26155309020839">
            <text:p>1.2616</text:p>
          </table:table-cell>
          <table:table-cell table:formula="of:=1/[.C11]" office:value-type="float" office:value="0.792673735066368">
            <text:p>0.79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24723360628458">
            <text:p>1.2472</text:p>
          </table:table-cell>
          <table:table-cell table:formula="of:=1/[.C12]" office:value-type="float" office:value="0.801774418971064">
            <text:p>0.80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.22708839872425">
            <text:p>1.2271</text:p>
          </table:table-cell>
          <table:table-cell table:formula="of:=1/[.C13]" office:value-type="float" office:value="0.814937213194792">
            <text:p>0.81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office:value-type="string">
            <text:p>erb</text:p>
          </table:table-cell>
          <table:table-cell office:value-type="float" office:value="1">
            <text:p>1</text:p>
          </table:table-cell>
          <table:table-cell office:value-type="float" office:value="2.74561334000936">
            <text:p>2.7456</text:p>
          </table:table-cell>
          <table:table-cell table:formula="of:=1/[.C15]" office:value-type="float" office:value="0.364217344601258">
            <text:p>0.36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6888934823653">
            <text:p>1.6889</text:p>
          </table:table-cell>
          <table:table-cell table:formula="of:=1/[.C16]" office:value-type="float" office:value="0.592103652741614">
            <text:p>0.59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4393117822373">
            <text:p>1.4393</text:p>
          </table:table-cell>
          <table:table-cell table:formula="of:=1/[.C17]" office:value-type="float" office:value="0.694776498282793">
            <text:p>0.694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42904631535959">
            <text:p>1.4290</text:p>
          </table:table-cell>
          <table:table-cell table:formula="of:=1/[.C18]" office:value-type="float" office:value="0.699767382800586">
            <text:p>0.699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.39060753898501">
            <text:p>1.3906</text:p>
          </table:table-cell>
          <table:table-cell table:formula="of:=1/[.C19]" office:value-type="float" office:value="0.719110152911933">
            <text:p>0.719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office:value-type="string">
            <text:p>erubi shortcut</text:p>
          </table:table-cell>
          <table:table-cell office:value-type="float" office:value="1">
            <text:p>1</text:p>
          </table:table-cell>
          <table:table-cell office:value-type="float" office:value="1.62905113668478">
            <text:p>1.6291</text:p>
          </table:table-cell>
          <table:table-cell table:formula="of:=1/[.C21]" office:value-type="float" office:value="0.613854272269845">
            <text:p>0.61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51657886420453">
            <text:p>1.5166</text:p>
          </table:table-cell>
          <table:table-cell table:formula="of:=1/[.C22]" office:value-type="float" office:value="0.659378831924127">
            <text:p>0.65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50573259061997">
            <text:p>1.5057</text:p>
          </table:table-cell>
          <table:table-cell table:formula="of:=1/[.C23]" office:value-type="float" office:value="0.664128548607863">
            <text:p>0.66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77024003609586">
            <text:p>1.7702</text:p>
          </table:table-cell>
          <table:table-cell table:formula="of:=1/[.C24]" office:value-type="float" office:value="0.564895143940722">
            <text:p>0.564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3.92772624981774">
            <text:p>3.9277</text:p>
          </table:table-cell>
          <table:table-cell table:formula="of:=1/[.C25]" office:value-type="float" office:value="0.254600228324569">
            <text:p>0.254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office:value-type="string">
            <text:p>erubi</text:p>
          </table:table-cell>
          <table:table-cell office:value-type="float" office:value="1">
            <text:p>1</text:p>
          </table:table-cell>
          <table:table-cell office:value-type="float" office:value="2.1890981416652">
            <text:p>2.1891</text:p>
          </table:table-cell>
          <table:table-cell table:formula="of:=1/[.C27]" office:value-type="float" office:value="0.456809121969892">
            <text:p>0.45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82853933594794">
            <text:p>1.8285</text:p>
          </table:table-cell>
          <table:table-cell table:formula="of:=1/[.C28]" office:value-type="float" office:value="0.54688459818207">
            <text:p>0.546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76899388849407">
            <text:p>1.7690</text:p>
          </table:table-cell>
          <table:table-cell table:formula="of:=1/[.C29]" office:value-type="float" office:value="0.565293077892593">
            <text:p>0.56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2.04195051426629">
            <text:p>2.0420</text:p>
          </table:table-cell>
          <table:table-cell table:formula="of:=1/[.C30]" office:value-type="float" office:value="0.489727832782137">
            <text:p>0.489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4.1982780848204">
            <text:p>4.1983</text:p>
          </table:table-cell>
          <table:table-cell table:formula="of:=1/[.C31]" office:value-type="float" office:value="0.238192892370725">
            <text:p>0.2382</text:p>
          </table:table-cell>
          <table:table-cell table:number-columns-repeated="3"/>
        </table:table-row>
        <table:table-row table:style-name="ro2" table:number-rows-repeated="20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>
            <draw:frame table:end-cell-address="Sheet1.G84" table:end-x="1.1614in" table:end-y="0.0311in" draw:z-index="0" draw:style-name="gr1" draw:text-style-name="P1" svg:width="6.5984in" svg:height="5.3736in" svg:x="0.0677in" svg:y="0.0815in">
              <draw:object draw:notify-on-update-of-ranges="Sheet1.B3:Sheet1.B7 Sheet1.A3:Sheet1.A3 Sheet1.D3:Sheet1.D7 Sheet1.A9:Sheet1.A9 Sheet1.D9:Sheet1.D13 Sheet1.A15:Sheet1.A15 Sheet1.D15:Sheet1.D19 Sheet1.A21:Sheet1.A21 Sheet1.D21:Sheet1.D25 Sheet1.A27:Sheet1.A27 Sheet1.D27:Sheet1.D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1/10/2019</text:date>, <text:time>15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8-12-28T11:04:00.02</meta:creation-date>
    <dc:date>2019-01-10T15:25:00.49</dc:date>
    <dc:creator>Peter Camilleri</dc:creator>
    <meta:editing-duration>PT1H27M33S</meta:editing-duration>
    <meta:editing-cycles>8</meta:editing-cycles>
    <meta:generator>OpenOffice/4.1.5$Win32 OpenOffice.org_project/415m1$Build-9789</meta:generator>
    <meta:document-statistic meta:table-count="3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16">
      <style:chart-properties chart:display-label="true" chart:logarithmic="false" chart:minimum="0.2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6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6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6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6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761cm" svg:height="13.65cm" xlink:href=".." xlink:type="simple" chart:class="chart:line" chart:style-name="ch1">
        <chart:title svg:x="5.666cm" svg:y="0.409cm" chart:style-name="ch2">
          <text:p>Embedded Ruby Tests</text:p>
        </chart:title>
        <chart:legend chart:legend-position="end" svg:x="13.3cm" svg:y="5.515cm" style:legend-expansion="high" chart:style-name="ch3"/>
        <chart:plot-area chart:style-name="ch4" table:cell-range-address="Sheet1.B3:Sheet1.B7 Sheet1.A3:Sheet1.A3 Sheet1.D3:Sheet1.D7 Sheet1.A9:Sheet1.A9 Sheet1.D9:Sheet1.D13 Sheet1.A15:Sheet1.A15 Sheet1.D15:Sheet1.D19 Sheet1.A21:Sheet1.A21 Sheet1.D21:Sheet1.D25 Sheet1.A27:Sheet1.A27 Sheet1.D27:Sheet1.D31" chart:data-source-has-labels="both" svg:x="1.336cm" svg:y="2.028cm" svg:width="11.771cm" svg:height="10.376cm">
          <chartooo:coordinate-region svg:x="2.645cm" svg:y="2.23cm" svg:width="9.984cm" svg:height="9.521cm"/>
          <chart:axis chart:dimension="x" chart:name="primary-x" chart:style-name="ch5" chartooo:axis-type="auto">
            <chartooo:date-scale/>
            <chart:title svg:x="5.46cm" svg:y="12.678cm" chart:style-name="ch6">
              <text:p>Number of Lines / Test</text:p>
            </chart:title>
            <chart:categories table:cell-range-address="Sheet1.B3:Sheet1.B7"/>
          </chart:axis>
          <chart:axis chart:dimension="y" chart:name="primary-y" chart:style-name="ch7">
            <chart:title svg:x="0.43cm" svg:y="8.903cm" chart:style-name="ch8">
              <text:p>Relative Performance</text:p>
            </chart:title>
            <chart:grid chart:style-name="ch9" chart:class="major"/>
          </chart:axis>
          <chart:series chart:style-name="ch10" chart:values-cell-range-address="Sheet1.D3:Sheet1.D7" chart:label-cell-address="Sheet1.A3:Sheet1.A3" chart:class="chart:line">
            <chart:data-point chart:repeated="5"/>
          </chart:series>
          <chart:series chart:style-name="ch11" chart:values-cell-range-address="Sheet1.D9:Sheet1.D13" chart:label-cell-address="Sheet1.A9:Sheet1.A9" chart:class="chart:line">
            <chart:data-point chart:repeated="5"/>
          </chart:series>
          <chart:series chart:style-name="ch12" chart:values-cell-range-address="Sheet1.D15:Sheet1.D19" chart:label-cell-address="Sheet1.A15:Sheet1.A15" chart:class="chart:line">
            <chart:data-point chart:repeated="5"/>
          </chart:series>
          <chart:series chart:style-name="ch13" chart:values-cell-range-address="Sheet1.D21:Sheet1.D25" chart:label-cell-address="Sheet1.A21:Sheet1.A21" chart:class="chart:line">
            <chart:data-point chart:repeated="5"/>
          </chart:series>
          <chart:series chart:style-name="ch14" chart:values-cell-range-address="Sheet1.D27:Sheet1.D31" chart:label-cell-address="Sheet1.A27:Sheet1.A2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ndlebars</text:p>
                <draw:g>
                  <svg:desc>Sheet1.A3:Sheet1.A3</svg:desc>
                </draw:g>
              </table:table-cell>
              <table:table-cell office:value-type="string">
                <text:p>erb shortcut</text:p>
                <draw:g>
                  <svg:desc>Sheet1.A9:Sheet1.A9</svg:desc>
                </draw:g>
              </table:table-cell>
              <table:table-cell office:value-type="string">
                <text:p>erb</text:p>
                <draw:g>
                  <svg:desc>Sheet1.A15:Sheet1.A15</svg:desc>
                </draw:g>
              </table:table-cell>
              <table:table-cell office:value-type="string">
                <text:p>erubi shortcut</text:p>
                <draw:g>
                  <svg:desc>Sheet1.A21:Sheet1.A21</svg:desc>
                </draw:g>
              </table:table-cell>
              <table:table-cell office:value-type="string">
                <text:p>erubi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7</svg:desc>
                </draw:g>
              </table:table-cell>
              <table:table-cell office:value-type="float" office:value="1">
                <text:p>1</text:p>
                <draw:g>
                  <svg:desc>Sheet1.D3:Sheet1.D7</svg:desc>
                </draw:g>
              </table:table-cell>
              <table:table-cell office:value-type="float" office:value="0.588727118224188">
                <text:p>0.588727118224188</text:p>
                <draw:g>
                  <svg:desc>Sheet1.D9:Sheet1.D13</svg:desc>
                </draw:g>
              </table:table-cell>
              <table:table-cell office:value-type="float" office:value="0.364217344601258">
                <text:p>0.364217344601258</text:p>
                <draw:g>
                  <svg:desc>Sheet1.D15:Sheet1.D19</svg:desc>
                </draw:g>
              </table:table-cell>
              <table:table-cell office:value-type="float" office:value="0.613854272269845">
                <text:p>0.613854272269845</text:p>
                <draw:g>
                  <svg:desc>Sheet1.D21:Sheet1.D25</svg:desc>
                </draw:g>
              </table:table-cell>
              <table:table-cell office:value-type="float" office:value="0.456809121969892">
                <text:p>0.456809121969892</text:p>
                <draw:g>
                  <svg:desc>Sheet1.D27:Sheet1.D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4549451424759">
                <text:p>0.74549451424759</text:p>
              </table:table-cell>
              <table:table-cell office:value-type="float" office:value="0.592103652741614">
                <text:p>0.592103652741614</text:p>
              </table:table-cell>
              <table:table-cell office:value-type="float" office:value="0.659378831924127">
                <text:p>0.659378831924127</text:p>
              </table:table-cell>
              <table:table-cell office:value-type="float" office:value="0.54688459818207">
                <text:p>0.546884598182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92673735066368">
                <text:p>0.792673735066368</text:p>
              </table:table-cell>
              <table:table-cell office:value-type="float" office:value="0.694776498282793">
                <text:p>0.694776498282793</text:p>
              </table:table-cell>
              <table:table-cell office:value-type="float" office:value="0.664128548607863">
                <text:p>0.664128548607863</text:p>
              </table:table-cell>
              <table:table-cell office:value-type="float" office:value="0.565293077892593">
                <text:p>0.5652930778925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.801774418971064">
                <text:p>0.801774418971064</text:p>
              </table:table-cell>
              <table:table-cell office:value-type="float" office:value="0.699767382800586">
                <text:p>0.699767382800586</text:p>
              </table:table-cell>
              <table:table-cell office:value-type="float" office:value="0.564895143940722">
                <text:p>0.564895143940722</text:p>
              </table:table-cell>
              <table:table-cell office:value-type="float" office:value="0.489727832782137">
                <text:p>0.4897278327821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.814937213194792">
                <text:p>0.814937213194792</text:p>
              </table:table-cell>
              <table:table-cell office:value-type="float" office:value="0.719110152911933">
                <text:p>0.719110152911933</text:p>
              </table:table-cell>
              <table:table-cell office:value-type="float" office:value="0.254600228324569">
                <text:p>0.254600228324569</text:p>
              </table:table-cell>
              <table:table-cell office:value-type="float" office:value="0.238192892370725">
                <text:p>0.238192892370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